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language="en" fo:country="US" officeooo:paragraph-rsid="01048e91"/>
    </style:style>
    <style:style style:name="P2" style:family="paragraph" style:parent-style-name="Preformatted_20_Text">
      <style:paragraph-properties fo:text-align="start" style:justify-single-word="false"/>
      <style:text-properties fo:language="en" fo:country="US"/>
    </style:style>
    <style:style style:name="P3" style:family="paragraph" style:parent-style-name="Preformatted_20_Text">
      <style:paragraph-properties fo:text-align="start" style:justify-single-word="false"/>
      <style:text-properties fo:language="en" fo:country="US" officeooo:paragraph-rsid="00d22eff"/>
    </style:style>
    <style:style style:name="P4" style:family="paragraph" style:parent-style-name="Preformatted_20_Text">
      <style:text-properties fo:language="en" fo:country="US" officeooo:paragraph-rsid="00d22eff"/>
    </style:style>
    <style:style style:name="P5" style:family="paragraph" style:parent-style-name="Preformatted_20_Text">
      <style:text-properties fo:language="en" fo:country="US" officeooo:rsid="003392a6" officeooo:paragraph-rsid="00d22eff"/>
    </style:style>
    <style:style style:name="P6" style:family="paragraph" style:parent-style-name="Preformatted_20_Text">
      <style:paragraph-properties fo:text-align="center" style:justify-single-word="false"/>
      <style:text-properties fo:language="en" fo:country="US" officeooo:rsid="0036547e" officeooo:paragraph-rsid="00d22eff"/>
    </style:style>
    <style:style style:name="P7" style:family="paragraph" style:parent-style-name="Index">
      <style:text-properties fo:language="en" fo:country="US"/>
    </style:style>
    <style:style style:name="P8" style:family="paragraph" style:parent-style-name="Text_20_body">
      <style:text-properties officeooo:paragraph-rsid="0083473d"/>
    </style:style>
    <style:style style:name="P9" style:family="paragraph" style:parent-style-name="Text_20_body">
      <style:text-properties officeooo:paragraph-rsid="008468f9"/>
    </style:style>
    <style:style style:name="P10" style:family="paragraph" style:parent-style-name="Text_20_body">
      <style:text-properties fo:language="en" fo:country="US" officeooo:rsid="009642cd" officeooo:paragraph-rsid="009c2520"/>
    </style:style>
    <style:style style:name="P11" style:family="paragraph" style:parent-style-name="Text_20_body">
      <style:text-properties fo:language="en" fo:country="US" officeooo:rsid="0108e732" officeooo:paragraph-rsid="01124531"/>
    </style:style>
    <style:style style:name="P12" style:family="paragraph" style:parent-style-name="Text_20_body">
      <style:text-properties fo:language="en" fo:country="US" officeooo:rsid="010f9b5c" officeooo:paragraph-rsid="01124531"/>
    </style:style>
    <style:style style:name="P13" style:family="paragraph" style:parent-style-name="Text_20_body">
      <style:text-properties officeooo:rsid="010ad301" officeooo:paragraph-rsid="010ad301"/>
    </style:style>
    <style:style style:name="P14" style:family="paragraph" style:parent-style-name="Text_20_body">
      <style:text-properties officeooo:rsid="010cb7b2" officeooo:paragraph-rsid="010cb7b2"/>
    </style:style>
    <style:style style:name="P15" style:family="paragraph" style:parent-style-name="Text_20_body">
      <style:text-properties officeooo:rsid="0113b82d" officeooo:paragraph-rsid="0113b82d"/>
    </style:style>
    <style:style style:name="P16" style:family="paragraph" style:parent-style-name="Text_20_body">
      <style:text-properties officeooo:rsid="0115266b" officeooo:paragraph-rsid="0115266b"/>
    </style:style>
    <style:style style:name="P17" style:family="paragraph" style:parent-style-name="Text_20_body">
      <style:text-properties officeooo:rsid="01171138" officeooo:paragraph-rsid="01171138"/>
    </style:style>
    <style:style style:name="P18" style:family="paragraph" style:parent-style-name="Code">
      <style:paragraph-properties fo:margin-left="0cm" fo:margin-right="0cm" fo:text-indent="0cm" style:auto-text-indent="false" fo:break-before="page"/>
      <style:text-properties officeooo:rsid="009180cf" officeooo:paragraph-rsid="009180cf"/>
    </style:style>
    <style:style style:name="P19" style:family="paragraph" style:parent-style-name="Text_20_body">
      <style:paragraph-properties fo:margin-left="0cm" fo:margin-right="0cm" fo:text-indent="0cm" style:auto-text-indent="false"/>
      <style:text-properties fo:language="en" fo:country="US" officeooo:paragraph-rsid="00d22eff"/>
    </style:style>
    <style:style style:name="P20" style:family="paragraph" style:parent-style-name="Text_20_body">
      <style:paragraph-properties fo:margin-left="0cm" fo:margin-right="0cm" fo:text-indent="0cm" style:auto-text-indent="false"/>
      <style:text-properties fo:language="en" fo:country="US" officeooo:rsid="010f9b5c" officeooo:paragraph-rsid="01124531"/>
    </style:style>
    <style:style style:name="P21" style:family="paragraph" style:parent-style-name="Code">
      <style:text-properties fo:language="en" fo:country="US" officeooo:rsid="0083473d" officeooo:paragraph-rsid="0083473d"/>
    </style:style>
    <style:style style:name="P22" style:family="paragraph" style:parent-style-name="Code">
      <style:text-properties fo:language="en" fo:country="US" officeooo:rsid="00a0f9a6" officeooo:paragraph-rsid="00a0f9a6"/>
    </style:style>
    <style:style style:name="P23" style:family="paragraph" style:parent-style-name="Code">
      <style:text-properties fo:language="en" fo:country="US" style:text-underline-style="none" officeooo:rsid="00a0f9a6" officeooo:paragraph-rsid="00a0f9a6"/>
    </style:style>
    <style:style style:name="P24" style:family="paragraph" style:parent-style-name="Code">
      <style:text-properties fo:language="en" fo:country="US" style:text-underline-style="none" officeooo:rsid="00c1a576" officeooo:paragraph-rsid="00c1a576"/>
    </style:style>
    <style:style style:name="P25" style:family="paragraph" style:parent-style-name="Code">
      <style:text-properties fo:language="en" fo:country="US" officeooo:paragraph-rsid="00fe758b"/>
    </style:style>
    <style:style style:name="P26" style:family="paragraph" style:parent-style-name="Code">
      <style:text-properties officeooo:rsid="009180cf" officeooo:paragraph-rsid="009180cf"/>
    </style:style>
    <style:style style:name="P27" style:family="paragraph" style:parent-style-name="Code">
      <style:text-properties officeooo:rsid="01054c91" officeooo:paragraph-rsid="01054c91"/>
    </style:style>
    <style:style style:name="P28" style:family="paragraph" style:parent-style-name="Code">
      <style:text-properties officeooo:rsid="01054c91" officeooo:paragraph-rsid="0107026a"/>
    </style:style>
    <style:style style:name="P29" style:family="paragraph" style:parent-style-name="Code">
      <style:text-properties officeooo:rsid="01054c91" officeooo:paragraph-rsid="0108af44"/>
    </style:style>
    <style:style style:name="P30" style:family="paragraph" style:parent-style-name="Code">
      <style:paragraph-properties fo:break-before="page"/>
    </style:style>
    <style:style style:name="P31" style:family="paragraph" style:parent-style-name="Code">
      <loext:graphic-properties draw:fill="none"/>
      <style:paragraph-properties fo:margin-left="1.499cm" fo:margin-right="0cm" fo:margin-top="0cm" fo:margin-bottom="0cm" loext:contextual-spacing="false" fo:line-height="100%" fo:text-indent="0cm" style:auto-text-indent="false" fo:background-color="transparent" style:writing-mode="page"/>
      <style:text-properties fo:language="en" fo:country="US" style:text-underline-style="none" officeooo:rsid="00a0f9a6" officeooo:paragraph-rsid="00a0f9a6"/>
    </style:style>
    <style:style style:name="P32" style:family="paragraph" style:parent-style-name="Code" style:master-page-name="">
      <loext:graphic-properties draw:fill="none"/>
      <style:paragraph-properties fo:margin-left="1.499cm" fo:margin-right="0cm" fo:margin-top="0cm" fo:margin-bottom="0cm" loext:contextual-spacing="false" fo:line-height="100%" fo:text-indent="0cm" style:auto-text-indent="false" style:page-number="auto" fo:background-color="transparent" style:writing-mode="page"/>
      <style:text-properties fo:language="en" fo:country="US" officeooo:rsid="00a0f9a6" officeooo:paragraph-rsid="00a0f9a6"/>
    </style:style>
    <style:style style:name="P33" style:family="paragraph" style:parent-style-name="Code" style:master-page-name="">
      <loext:graphic-properties draw:fill="none"/>
      <style:paragraph-properties fo:margin-left="1.499cm" fo:margin-right="0cm" fo:margin-top="0cm" fo:margin-bottom="0cm" loext:contextual-spacing="false" fo:line-height="100%" fo:text-indent="0cm" style:auto-text-indent="false" style:page-number="auto" fo:background-color="transparent" style:writing-mode="page"/>
      <style:text-properties fo:language="en" fo:country="US" style:text-underline-style="none" officeooo:rsid="00c1a576" officeooo:paragraph-rsid="00c1a576"/>
    </style:style>
    <style:style style:name="P34" style:family="paragraph" style:parent-style-name="Text_20_body" style:list-style-name="Enum-Appendix_20_1"/>
    <style:style style:name="P35" style:family="paragraph" style:parent-style-name="Text_20_body">
      <style:text-properties officeooo:rsid="011bcb0d" officeooo:paragraph-rsid="011bcb0d"/>
    </style:style>
    <style:style style:name="P36" style:family="paragraph" style:parent-style-name="Text_20_body">
      <style:text-properties officeooo:rsid="011bcb0d" officeooo:paragraph-rsid="01202221"/>
    </style:style>
    <style:style style:name="P37" style:family="paragraph" style:parent-style-name="Text_20_body">
      <style:text-properties officeooo:rsid="011d866a" officeooo:paragraph-rsid="011d866a"/>
    </style:style>
    <style:style style:name="P38" style:family="paragraph" style:parent-style-name="Text_20_body">
      <style:text-properties officeooo:rsid="010ad301" officeooo:paragraph-rsid="010ad301"/>
    </style:style>
    <style:style style:name="P39" style:family="paragraph" style:parent-style-name="Text_20_body">
      <style:text-properties officeooo:rsid="011e0656" officeooo:paragraph-rsid="011e0656"/>
    </style:style>
    <style:style style:name="P40" style:family="paragraph" style:parent-style-name="Text_20_body">
      <style:text-properties officeooo:paragraph-rsid="011bcb0d"/>
    </style:style>
    <style:style style:name="P41" style:family="paragraph" style:parent-style-name="Preformatted_20_Text" style:master-page-name="First_20_Page">
      <style:paragraph-properties fo:text-align="center" style:justify-single-word="false" style:page-number="auto"/>
      <style:text-properties fo:language="en" fo:country="US" officeooo:rsid="0036547e" officeooo:paragraph-rsid="00d22eff"/>
    </style:style>
    <style:style style:name="P42" style:family="paragraph" style:parent-style-name="Heading_20_1">
      <style:text-properties fo:language="en" fo:country="US"/>
    </style:style>
    <style:style style:name="P43" style:family="paragraph" style:parent-style-name="Heading_20_1">
      <style:text-properties officeooo:rsid="010ad301" officeooo:paragraph-rsid="010ad301"/>
    </style:style>
    <style:style style:name="P44" style:family="paragraph" style:parent-style-name="Heading_20_1">
      <style:text-properties officeooo:paragraph-rsid="008206d6"/>
    </style:style>
    <style:style style:name="P45" style:family="paragraph" style:parent-style-name="Heading_20_1">
      <style:paragraph-properties fo:break-before="page"/>
      <style:text-properties fo:language="en" fo:country="US"/>
    </style:style>
    <style:style style:name="P46" style:family="paragraph" style:parent-style-name="Heading_20_1">
      <style:paragraph-properties fo:break-before="page"/>
      <style:text-properties officeooo:rsid="008206d6" officeooo:paragraph-rsid="008206d6"/>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Heading_20_2">
      <style:text-properties fo:language="en" fo:country="US"/>
    </style:style>
    <style:style style:name="P51" style:family="paragraph" style:parent-style-name="Appendix" style:list-style-name="Enum-Appendix_20_1">
      <style:paragraph-properties fo:break-before="page"/>
      <style:text-properties officeooo:paragraph-rsid="01034ae7"/>
    </style:style>
    <style:style style:name="P52" style:family="paragraph" style:parent-style-name="Appendix" style:list-style-name="Enum-Appendix_20_1">
      <style:paragraph-properties fo:break-before="page"/>
      <style:text-properties officeooo:paragraph-rsid="0100c12b"/>
    </style:style>
    <style:style style:name="P53" style:family="paragraph" style:parent-style-name="Appendix2" style:list-style-name="Enum-Appendix_20_2">
      <style:text-properties officeooo:paragraph-rsid="0100288c"/>
    </style:style>
    <style:style style:name="P54" style:family="paragraph" style:parent-style-name="Appendix2" style:list-style-name="Enum-Appendix_20_2">
      <style:text-properties officeooo:rsid="0100288c" officeooo:paragraph-rsid="0100288c"/>
    </style:style>
    <style:style style:name="T1" style:family="text">
      <style:text-properties officeooo:rsid="00fe758b"/>
    </style:style>
    <style:style style:name="T2" style:family="text">
      <style:text-properties officeooo:rsid="003392a6"/>
    </style:style>
    <style:style style:name="T3" style:family="text">
      <style:text-properties officeooo:rsid="001d1a43"/>
    </style:style>
    <style:style style:name="T4" style:family="text">
      <style:text-properties officeooo:rsid="01124531"/>
    </style:style>
    <style:style style:name="T5" style:family="text">
      <style:text-properties officeooo:rsid="006ccc1e"/>
    </style:style>
    <style:style style:name="T6" style:family="text">
      <style:text-properties officeooo:rsid="010f9b5c"/>
    </style:style>
    <style:style style:name="T7" style:family="text">
      <style:text-properties fo:language="en" fo:country="US"/>
    </style:style>
    <style:style style:name="T8" style:family="text">
      <style:text-properties fo:language="en" fo:country="US" officeooo:rsid="00fe758b"/>
    </style:style>
    <style:style style:name="T9" style:family="text">
      <style:text-properties fo:language="en" fo:country="US" officeooo:rsid="0083473d"/>
    </style:style>
    <style:style style:name="T10" style:family="text">
      <style:text-properties fo:language="en" fo:country="US" officeooo:rsid="01034ae7"/>
    </style:style>
    <style:style style:name="T11" style:family="text">
      <style:text-properties officeooo:rsid="008206d6"/>
    </style:style>
    <style:style style:name="T12" style:family="text">
      <style:text-properties officeooo:rsid="00a1c76f"/>
    </style:style>
    <style:style style:name="T13" style:family="text">
      <style:text-properties officeooo:rsid="00a3568f"/>
    </style:style>
    <style:style style:name="T14" style:family="text">
      <style:text-properties style:text-underline-style="none"/>
    </style:style>
    <style:style style:name="T15" style:family="text">
      <style:text-properties fo:font-style="normal" style:font-style-asian="normal" style:font-style-complex="normal"/>
    </style:style>
    <style:style style:name="T16" style:family="text">
      <style:text-properties officeooo:rsid="0100c12b"/>
    </style:style>
    <style:style style:name="T17" style:family="text">
      <style:text-properties officeooo:rsid="0105e1c9"/>
    </style:style>
    <style:style style:name="T18" style:family="text">
      <style:text-properties officeooo:rsid="010eedba"/>
    </style:style>
    <style:style style:name="T19" style:family="text">
      <style:text-properties officeooo:rsid="011252c9"/>
    </style:style>
    <style:style style:name="T20" style:family="text">
      <style:text-properties officeooo:rsid="0115266b"/>
    </style:style>
    <style:style style:name="T21" style:family="text">
      <style:text-properties officeooo:rsid="01182613"/>
    </style:style>
    <style:style style:name="T22" style:family="text">
      <style:text-properties officeooo:rsid="011bcb0d"/>
    </style:style>
    <style:style style:name="T23" style:family="text">
      <style:text-properties officeooo:rsid="011d866a"/>
    </style:style>
    <style:style style:name="T24" style:family="text">
      <style:text-properties officeooo:rsid="01202221"/>
    </style:style>
    <style:style style:name="T25" style:family="text">
      <style:text-properties officeooo:rsid="0120791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6">Lorem ipsum dolor sit amet </text:p>
      <text:p text:style-name="P6"/>
      <text:p text:style-name="P6"/>
      <text:p text:style-name="P19"><text:bookmark-start text:name="__RefHeading___Toc229_1981995227"/>Abstract<text:bookmark-end text:name="__RefHeading___Toc229_1981995227"/></text:p>
      <text:p text:style-name="P11">This documentation describes the library <text:span text:style-name="T4">EasyComLib</text:span> and the protocol used by she. This library allow the easy use of com<text:span text:style-name="T18">m</text:span>unications over local networks, free from worries with IP addresses and port numbers.</text:p>
      <text:p text:style-name="P20"><text:span text:style-name="T4">EasyComLib</text:span> etimology</text:p>
      <text:p text:style-name="P12"><text:span text:style-name="T4">EasyComLib</text:span> is the verbal contraction of <text:span text:style-name="T4">Easy Communication Library.</text:span></text:p>
      <text:table-of-content text:style-name="Sect1" text:name="Índice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47">Table of contents</text:p>
          </text:index-title>
          <text:p text:style-name="P48"><text:a xlink:type="simple" xlink:href="#__RefHeading___Toc65_3528891898" text:style-name="Index_20_Link" text:visited-style-name="Index_20_Link">1. Introduction<text:tab/>3</text:a></text:p>
          <text:p text:style-name="P49"><text:a xlink:type="simple" xlink:href="#__RefHeading___Toc67_3528891898" text:style-name="Index_20_Link" text:visited-style-name="Index_20_Link">1.1. Background<text:tab/>3</text:a></text:p>
          <text:p text:style-name="P48"><text:a xlink:type="simple" xlink:href="#__RefHeading___Toc447_2485607388" text:style-name="Index_20_Link" text:visited-style-name="Index_20_Link">2. Acronyms used in this document<text:tab/>3</text:a></text:p>
          <text:p text:style-name="P48"><text:a xlink:type="simple" xlink:href="#__RefHeading___Toc2194_2722846229" text:style-name="Index_20_Link" text:visited-style-name="Index_20_Link">3. Protocol for instances localization<text:tab/>3</text:a></text:p>
          <text:p text:style-name="P49"><text:a xlink:type="simple" xlink:href="#__RefHeading___Toc309_2690557019" text:style-name="Index_20_Link" text:visited-style-name="Index_20_Link">3.1. LFI pack (looking for a instance in the network)<text:tab/>3</text:a></text:p>
          <text:p text:style-name="P49"><text:a xlink:type="simple" xlink:href="#__RefHeading___Toc311_2690557019" text:style-name="Index_20_Link" text:visited-style-name="Index_20_Link">3.2. It’s me Pack<text:tab/>3</text:a></text:p>
          <text:p text:style-name="P48"><text:a xlink:type="simple" xlink:href="#__RefHeading___Toc954_1928384446" text:style-name="Index_20_Link" text:visited-style-name="Index_20_Link">4. Document history<text:tab/>4</text:a></text:p>
          <text:p text:style-name="P48"><text:a xlink:type="simple" xlink:href="#__RefHeading___Toc947_1928384446" text:style-name="Index_20_Link" text:visited-style-name="Index_20_Link">5. References<text:tab/>4</text:a></text:p>
          <text:p text:style-name="P48"><text:a xlink:type="simple" xlink:href="#__RefHeading___Toc985_1928384446" text:style-name="Index_20_Link" text:visited-style-name="Index_20_Link">Appendix A. Dolor sit amet<text:tab/>5</text:a></text:p>
          <text:p text:style-name="P49"><text:a xlink:type="simple" xlink:href="#__RefHeading___Toc987_1928384446" text:style-name="Index_20_Link" text:visited-style-name="Index_20_Link">A.1. Lorem impsum<text:tab/>5</text:a></text:p>
          <text:p text:style-name="P49"><text:a xlink:type="simple" xlink:href="#__RefHeading___Toc989_1928384446" text:style-name="Index_20_Link" text:visited-style-name="Index_20_Link">A.2. Sed ut perspiciatis<text:tab/>5</text:a></text:p>
          <text:p text:style-name="P49"><text:a xlink:type="simple" xlink:href="#__RefHeading___Toc991_1928384446" text:style-name="Index_20_Link" text:visited-style-name="Index_20_Link">A.3. At vero eos et<text:tab/>5</text:a></text:p>
          <text:p text:style-name="P48"><text:a xlink:type="simple" xlink:href="#__RefHeading___Toc2904_2013529670" text:style-name="Index_20_Link" text:visited-style-name="Index_20_Link">Appendix B. Sunt in<text:tab/>7</text:a></text:p>
        </text:index-body>
      </text:table-of-content>
      <text:p text:style-name="P7"/>
      <text:h text:style-name="P45" text:outline-level="1"><text:bookmark-start text:name="__RefHeading___Toc65_3528891898"/>Introduction<text:bookmark-end text:name="__RefHeading___Toc65_3528891898"/></text:h>
      <text:h text:style-name="P50" text:outline-level="2"><text:bookmark-start text:name="__RefHeading___Toc67_3528891898"/>Background<text:bookmark-end text:name="__RefHeading___Toc67_3528891898"/></text:h>
      <text:p text:style-name="P10"/>
      <text:h text:style-name="P42" text:outline-level="1"><text:bookmark-start text:name="__RefHeading___Toc447_2485607388"/>Acronyms used in this document<text:bookmark-end text:name="__RefHeading___Toc447_2485607388"/></text:h>
      <text:p text:style-name="Code"><text:span text:style-name="T8">LOREM</text:span><text:span text:style-name="T7">– </text:span>Lorem ipsum dolor sit amet, consectetur adipiscing elit;</text:p>
      <text:p text:style-name="Code"><text:span text:style-name="T8">IPSUM</text:span><text:span text:style-name="T7"> – </text:span>sed do eiusmod tempor incididunt ut labore et dolore magna aliqua;</text:p>
      <text:p text:style-name="P25"><text:span text:style-name="T1">DOLOR</text:span> – <text:s/>Ut enim ad minim veniam, quis nostrud exercitation ullamco laboris nisi ut aliquip ex ea commodo consequat. </text:p>
      <text:h text:style-name="P43" text:outline-level="1"><text:bookmark-start text:name="__RefHeading___Toc2194_2722846229"/>Protocol for instances localization<text:bookmark-end text:name="__RefHeading___Toc2194_2722846229"/></text:h>
      <text:p text:style-name="P13">As <text:span text:style-name="T25">EasyComLib</text:span> don’t work directly with IP’s and Ports, to start communication between two softwares, one of them needs to find the other. To make it possible, each instance needs to have a differente ID and a type (type can be equal to others). The search is made with use of these unique instance ID.</text:p>
      <text:p text:style-name="P13">The search is made by requester by broadcasting UDP packs until a valid instance respond. The request will wait for a maximun of 5 seconds.</text:p>
      <text:p text:style-name="P39">When a device with same ID as the requested, this device must connect (over TCP) to the device that’s looking for this and sent a pack called “It’s me”.</text:p>
      <text:h text:style-name="Heading_20_2" text:outline-level="2"><text:bookmark-start text:name="__RefHeading___Toc309_2690557019"/><text:span text:style-name="T20">LFI pack (l</text:span>ooking for a instance in the network<text:span text:style-name="T20">)</text:span><text:bookmark-end text:name="__RefHeading___Toc309_2690557019"/></text:h>
      <text:p text:style-name="P15">This pack is sented over UDP and is a lookup message. When an instance is looking for another, this instance send this pack each 100 milisseconds by UDP broadcasting;</text:p>
      <text:p text:style-name="P14">0x02 0x02 lfi;[senderId];[sender ip];[sender tcp port];[desired id]<text:span text:style-name="T19">0xFF 0xFF</text:span></text:p>
      <text:p text:style-name="P37">After the desired device receive this message, it must start a connection over TCP in the IP and Port specifieds and send the ‘It’s me’ pack.</text:p>
      <text:h text:style-name="Heading_20_2" text:outline-level="2"><text:bookmark-start text:name="__RefHeading___Toc311_2690557019"/>It’s me Pack<text:bookmark-end text:name="__RefHeading___Toc311_2690557019"/></text:h>
      <text:p text:style-name="P16">This pack is sent by any instance <text:span text:style-name="T23">(or device that implementes this protocol) </text:span>as reponse of LFI pack. <text:span text:style-name="T23">This pack is sent over TCP protocol.</text:span></text:p>
      <text:p text:style-name="P17">0x02 0x02 pkim;<text:span text:style-name="T21">[senderId];0xFF 0xFF</text:span></text:p>
      <text:h text:style-name="Heading_20_2" text:outline-level="2">Message pack</text:h>
      <text:p text:style-name="P35">Messages packs are used to send data between instances (or devices that uses this protocol) <text:span text:style-name="T23">and is sent over TCP protocol</text:span>. A message is composed by a title and a list of arguments.</text:p>
      <text:p text:style-name="P36">0x02 0x02 pkme;[senderId];[destinationId];[messageTitle];[argument<text:span text:style-name="T24">s</text:span> count, Uint32, little endian];[arguments]</text:p>
      <text:p text:style-name="P35"><text:soft-page-break/>The arguments is a seguence of:</text:p>
      <text:p text:style-name="P40"><text:span text:style-name="T22">[argument size, Uint32, little endian];[the data with size ispecified in first field]</text:span></text:p>
      <text:h text:style-name="P44" text:outline-level="1"><text:bookmark-start text:name="__RefHeading___Toc947_1928384446"/>References<text:bookmark-end text:name="__RefHeading___Toc947_1928384446"/></text:h>
      <text:p text:style-name="P23">[Representational State Transfer]</text:p>
      <text:p text:style-name="P32"><text:span text:style-name="T14">Wikipedia, the free Encyclopedia, September 2018, </text:span><text:a xlink:type="simple" xlink:href="https://en.wikipedia.org/wiki/Representational_state_transfer" text:style-name="Internet_20_link" text:visited-style-name="Visited_20_Internet_20_Link"><text:span text:style-name="T14">https://en.wikipedia.org/wiki/Representational_state_transfer</text:span></text:a></text:p>
      <text:p text:style-name="P31"/>
      <text:p text:style-name="P24">[MQTT Protocol]</text:p>
      <text:p text:style-name="P33">Oasis-open, MQTT Version 5.0, September 2018, <text:a xlink:type="simple" xlink:href="http://docs.oasis-open.org/mqtt/mqtt/v5.0/cs02/mqtt-v5.0-cs02.html" text:style-name="Internet_20_link" text:visited-style-name="Visited_20_Internet_20_Link"><text:span text:style-name="T15">http://docs.oasis-open.org/mqtt/mqtt/v5.0/cs02/mqtt-v5.0-cs02.html</text:span></text:a></text:p>
      <text:p text:style-name="P23"/>
      <text:p text:style-name="P23"/>
      <text:p text:style-name="P23"/>
      <text:p text:style-name="P22"/>
      <text:p text:style-name="P22"/>
      <text:p text:style-name="P22"/>
      <text:p text:style-name="P22"/>
      <text:list xml:id="list2071144810" text:style-name="Enum-Appendix_20_1">
        <text:list-item>
          <text:h text:style-name="P51" text:outline-level="1"><text:bookmark-start text:name="__RefHeading___Toc985_1928384446"/><text:span text:style-name="T10">D</text:span><text:span text:style-name="T9">olor sit amet </text:span><text:bookmark-end text:name="__RefHeading___Toc985_1928384446"/></text:h>
        </text:list-item>
      </text:list>
      <text:p text:style-name="P21"/>
      <text:p text:style-name="P2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p text:style-name="P21"/>
      <text:list xml:id="list1292656622" text:style-name="Enum-Appendix_20_2">
        <text:list-item>
          <text:h text:style-name="P54" text:outline-level="2"><text:bookmark-start text:name="__RefHeading___Toc987_1928384446"/>Lorem impsum<text:bookmark-end text:name="__RefHeading___Toc987_1928384446"/></text:h>
        </text:list-item>
      </text:list>
      <text:p text:style-name="P8">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list xml:id="list161938454311485" text:continue-numbering="true" text:style-name="Enum-Appendix_20_2">
        <text:list-item>
          <text:h text:style-name="P54" text:outline-level="2"><text:bookmark-start text:name="__RefHeading___Toc989_1928384446"/>Sed ut perspiciatis <text:bookmark-end text:name="__RefHeading___Toc989_1928384446"/></text:h>
        </text:list-item>
      </text:list>
      <text:p text:style-name="Text_20_body">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 </text:p>
      <text:list xml:id="list161938437231428" text:continue-numbering="true" text:style-name="Enum-Appendix_20_2">
        <text:list-item>
          <text:h text:style-name="P53" text:outline-level="2"><text:bookmark-start text:name="__RefHeading___Toc991_1928384446"/>At vero eos et<text:bookmark-end text:name="__RefHeading___Toc991_1928384446"/></text:h>
        </text:list-item>
      </text:list>
      <text:p text:style-name="P9">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 </text:p>
      <text:p text:style-name="P30"/>
      <text:list xml:id="list161936684260296" text:continue-list="list2071144810" text:style-name="Enum-Appendix_20_1">
        <text:list-item>
          <text:h text:style-name="P52" text:outline-level="1"><text:bookmark-start text:name="__RefHeading___Toc2904_2013529670"/><text:span text:style-name="T16">S</text:span>unt in <text:bookmark-end text:name="__RefHeading___Toc2904_2013529670"/></text:h>
          <text:p text:style-name="P3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list-item>
      </text:list>
      <text:p text:style-name="P18">Author’s Addresses</text:p>
      <text:p text:style-name="P26"/>
      <text:p text:style-name="P26">Rafael Tonello</text:p>
      <text:p text:style-name="P27">SerraFullStack</text:p>
      <text:p text:style-name="P28">83 Vicente de Cesaro St.</text:p>
      <text:p text:style-name="P29">Farroupilha, <text:span text:style-name="T17">RS</text:span>, 95180000</text:p>
      <text:p text:style-name="P29">Brazil</text:p>
      <text:p text:style-name="P26"/>
      <text:p text:style-name="P26">Email: tonello.rafinha@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ourier New" fo:font-family="'Courier New'" style:font-style-name="Normal" style:font-family-generic="modern" style:font-pitch="fixed"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Courier New" fo:font-family="'Courier New'" style:font-style-name="Normal" style:font-family-generic="modern" style:font-pitch="fixed" fo:font-size="12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801cm" fo:margin-right="0cm" fo:margin-top="0cm" fo:margin-bottom="0.4cm" loext:contextual-spacing="false" fo:line-height="100%" fo:text-indent="0cm" style:auto-text-indent="false" style:writing-mode="page"/>
      <style:text-properties style:font-name="Courier New" fo:font-family="'Courier New'" style:font-style-name="Normal" style:font-family-generic="modern" style:font-pitch="fixed" fo:font-size="10pt" style:font-size-asian="10.5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fo:margin-left="0.801cm" fo:margin-right="0cm" fo:text-indent="0cm" style:auto-text-indent="false" text:number-lines="false" text:line-number="0" style:writing-mode="page"/>
      <style:text-properties style:font-name="Courier New" fo:font-family="'Courier New'" style:font-style-name="Normal" style:font-family-generic="modern" style:font-pitch="fixed" fo:font-size="10.5pt"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loext:contextual-spacing="false" style:writing-mode="page"/>
      <style:text-properties style:font-name="Courier New" fo:font-family="'Courier New'" style:font-style-name="Normal"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3cm" fo:margin-bottom="0.212cm" loext:contextual-spacing="false" fo:line-height="150%" fo:text-indent="0cm" style:auto-text-indent="false" style:page-number="auto" fo:background-color="transparent" style:shadow="none" style:writing-mode="page">
        <style:tab-stops/>
      </style:paragraph-properties>
      <style:text-properties fo:font-size="10pt" fo:font-weight="normal"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line-height="100%" fo:text-indent="0cm" style:auto-text-indent="false" text:number-lines="false" text:line-number="0" style:writing-mode="page"/>
      <style:text-properties style:font-name="Courier New" fo:font-family="'Courier New'" style:font-style-name="Normal" style:font-family-generic="modern" style:font-pitch="fixed" fo:font-size="10.5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801cm" fo:margin-right="0cm" fo:text-indent="0cm" style:auto-text-indent="false" style:writing-mode="pag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Contents_20_2" style:display-name="Contents 2" style:family="paragraph" style:parent-style-name="Index" style:class="index">
      <style:paragraph-properties fo:margin-left="1.499cm" fo:margin-right="0cm" fo:line-height="100%"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2.401cm" fo:margin-right="0cm" fo:text-indent="0cm" style:auto-text-indent="false" style:writing-mode="pag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3.2cm" fo:margin-right="0cm" fo:text-indent="0cm" style:auto-text-indent="false" style:writing-mode="page">
        <style:tab-stops>
          <style:tab-stop style:position="15.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line-height="150%" fo:text-indent="0cm" style:auto-text-indent="false" style:page-number="auto" style:writing-mode="page"/>
      <style:text-properties fo:font-size="10pt" fo:font-weight="normal" style:font-size-asian="115%" style:font-weight-asian="bold" style:font-size-complex="115%" style:font-weight-complex="bold"/>
    </style:style>
    <style:style style:name="Code" style:family="paragraph" style:parent-style-name="Text_20_body">
      <style:paragraph-properties fo:margin-top="0cm" fo:margin-bottom="0cm" loext:contextual-spacing="false" style:writing-mode="pag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fo:font-size="10pt" fo:font-weight="normal" style:font-size-asian="101%" style:font-weight-asian="bold" style:font-size-complex="101%" style:font-weight-complex="bold"/>
    </style:style>
    <style:style style:name="dados" style:family="paragraph" style:parent-style-name="Preformatted_20_Text">
      <style:text-properties officeooo:rsid="00ac9cdb"/>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10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Appendix" style:family="paragraph" style:parent-style-name="Heading" style:default-outline-level="1" style:list-style-name="Enum-Appendix_20_1">
      <style:paragraph-properties style:writing-mode="page"/>
      <style:text-properties fo:font-size="10pt"/>
    </style:style>
    <style:style style:name="Appendix2" style:family="paragraph" style:parent-style-name="Appendix" style:default-outline-level="2" style:list-style-name="Enum-Appendix_20_2">
      <style:paragraph-properties style:writing-mode="pag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style:text-underline-style="none" style:font-size-asian="10.5pt"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prefix="A." style:num-suffix="." style:num-format="1">
        <style:list-level-properties text:list-level-position-and-space-mode="label-alignment">
          <style:list-level-label-alignment text:label-followed-by="listtab"/>
        </style:list-level-properties>
      </text:outline-level-style>
      <text:outline-level-style text:level="6" style:num-prefix="A." style:num-suffix="." style:num-format="1" text:display-levels="2">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Enum-Appendix_20_1" style:display-name="Enum-Appendix 1">
      <text:list-level-style-number text:level="1" style:num-prefix="Appendix "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A."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Appendix_20_2" style:display-name="Enum-Appendix 2">
      <text:list-level-style-number text:level="1" text:style-name="Numbering_20_Symbols" style:num-prefix="A."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A."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reformatted_20_Text">
      <style:text-properties fo:language="en" fo:country="US" officeooo:paragraph-rsid="01048e91"/>
    </style:style>
    <style:style style:name="MP2" style:family="paragraph" style:parent-style-name="Preformatted_20_Text">
      <style:paragraph-properties fo:text-align="start" style:justify-single-word="false"/>
      <style:text-properties fo:language="en" fo:country="US"/>
    </style:style>
    <style:style style:name="MP3" style:family="paragraph" style:parent-style-name="Preformatted_20_Text">
      <style:text-properties fo:language="en" fo:country="US" officeooo:paragraph-rsid="00d22eff"/>
    </style:style>
    <style:style style:name="MP4" style:family="paragraph" style:parent-style-name="Preformatted_20_Text">
      <style:text-properties fo:language="en" fo:country="US" officeooo:rsid="003392a6" officeooo:paragraph-rsid="00d22eff"/>
    </style:style>
    <style:style style:name="MP5" style:family="paragraph" style:parent-style-name="Preformatted_20_Text">
      <style:paragraph-properties fo:text-align="start" style:justify-single-word="false"/>
      <style:text-properties fo:language="en" fo:country="US" officeooo:paragraph-rsid="00d22eff"/>
    </style:style>
    <style:style style:name="MT1" style:family="text">
      <style:text-properties officeooo:rsid="00fe758b"/>
    </style:style>
    <style:style style:name="MT2" style:family="text">
      <style:text-properties officeooo:rsid="003392a6"/>
    </style:style>
    <style:style style:name="MT3" style:family="text">
      <style:text-properties officeooo:rsid="001d1a43"/>
    </style:style>
    <style:style style:name="MT4" style:family="text">
      <style:text-properties officeooo:rsid="01124531"/>
    </style:style>
    <style:style style:name="MT5" style:family="text">
      <style:text-properties officeooo:rsid="006ccc1e"/>
    </style:style>
    <style:style style:name="MT6" style:family="text">
      <style:text-properties officeooo:rsid="010f9b5c"/>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f5deb3"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Document title or description, model of do</text:span>cument <text:s text:c="16"/><text:span text:style-name="MT2">September 2018</text:span></text:p>
      </style:header>
      <style:footer>
        <text:p text:style-name="MP2"><text:span text:style-name="MT3">Rafael Tonello <text:s text:c="55"/>[Page </text:span><text:page-number text:select-page="current">8</text:page-number><text:span text:style-name="MT3">]</text:span></text:p>
      </style:footer>
    </style:master-page>
    <style:master-page style:name="Primeira_20_folha" style:display-name="Primeira folha" style:page-layout-name="Mpm2" style:next-style-name="Standard"/>
    <style:master-page style:name="First_20_Page" style:display-name="First Page" style:page-layout-name="Mpm3" style:next-style-name="Standard">
      <style:header>
        <text:p text:style-name="MP3"><text:span text:style-name="MT4">EasyComLib Library and protocols <text:s text:c="5"/></text:span><text:s text:c="27"/>Rafael Tonello</text:p>
        <text:p text:style-name="MP4"><text:span text:style-name="MT5">Document version: 1.0.0 <text:s text:c="13"/></text:span><text:s text:c="26"/><text:span text:style-name="MT1">Serra Full Stack</text:span></text:p>
        <text:p text:style-name="MP3"><text:s text:c="65"/><text:span text:style-name="MT6">November 2018</text:span></text:p>
      </style:header>
      <style:footer>
        <text:p text:style-name="MP5"><text:span text:style-name="MT3">Rafael Tonello <text:s text:c="55"/>[Page </text:span><text:page-number text:select-page="current">1</text:page-number><text:span text:style-name="MT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07:38:02.318000000</meta:creation-date>
    <meta:editing-duration>P1DT6H39M18S</meta:editing-duration>
    <meta:editing-cycles>184</meta:editing-cycles>
    <meta:generator>LibreOffice/6.0.3.2$Linux_X86_64 LibreOffice_project/00m0$Build-2</meta:generator>
    <dc:date>2018-11-06T16:19:36.239090121</dc:date>
    <meta:print-date>2018-09-24T15:12:02.160000000</meta:print-date>
    <meta:document-statistic meta:table-count="0" meta:image-count="0" meta:object-count="0" meta:page-count="8" meta:paragraph-count="69" meta:word-count="976" meta:character-count="6579" meta:non-whitespace-character-count="5411"/>
  </office:meta>
</office:document-meta>
</file>